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Questionnaire:</text:p>
      <text:p text:style-name="Normal">1. Which transportation did you choose when you come to UL from the airport, at the first</text:p>
      <text:p text:style-name="Normal">time you came to Ireland?</text:p>
      <text:p text:style-name="Normal">2. How easily could you find the bus station/taxi station?</text:p>
      <text:p text:style-name="Normal">3. What apps for navigation and guidance do you have on your phone?</text:p>
      <text:p text:style-name="Normal">4. How easily did you find famous tourist destinations in Ireland?</text:p>
      <text:p text:style-name="Normal">5. When you visit the famous tourist destinations, will you check some historical knowledge</text:p>
      <text:p text:style-name="Normal">about the tourist spots before you visit? (no matter yes/or no, please write the reason)</text:p>
      <text:p text:style-name="Normal">6. Do you usually use navigation apps or tour apps in China? Why?</text:p>
      <text:p text:style-name="Normal">6a. Which app you usually used in China? Please write the name.</text:p>
      <text:p text:style-name="Normal">6b. Do you use the same apps in Ireland? If not, please write the reason and differences</text:p>
      <text:p text:style-name="Normal">between China &amp; Ireland popular apps from your perspective.</text:p>
      <text:p text:style-name="Normal">7. When you were still in China (before coming to Ireland), did you checked the related</text:p>
      <text:p text:style-name="Normal">information about Ireland transport or city guidance?</text:p>
      <text:p text:style-name="Normal">8. Do you usually use mobile apps to plan your trip? (If yes, which app you usually used)</text:p>
      <text:p text:style-name="Normal">9. When you use navigation apps, what kind of problems you usually found with the app?</text:p>
      <text:p text:style-name="Normal">10. Can you find all the information and details you need from those navigation apps?</text:p>
      <text:p text:style-name="Normal">11. In Ireland, there are some special events which are only held in Ireland, like Culture Night,</text:p>
      <text:p text:style-name="Normal">UL Open Days, St. Patrick’s Day etc. How were you able to find out these special events’</text:p>
      <text:p text:style-name="Normal">dates?</text:p>
      <text:p text:style-name="Normal">12a. Do you know that there are some websites that post these dates</text:p>
      <text:p text:style-name="Normal">12a-1. If yes, please tell me how could you find those websites?</text:p>
      <text:p text:style-name="Normal">12a-2. If no, why those websites are not known to people? Please write your opinion</text:p>
      <text:p text:style-name="Normal">12a-3. Now, if I give you these websites addresses, will you search for those</text:p>
      <text:p text:style-name="Normal">special days information by using the website? (no matter yes/or no, please write the</text:p>
      <text:p text:style-name="Normal">reason)</text:p>
      <text:p text:style-name="Normal">12. Do you have a driver’s license??</text:p>
      <text:p text:style-name="Normal">13. Who do you think will use navigation apps more frequency, pedestrians or drivers?</text:p>
      <text:p text:style-name="Normal">14. When you are driving, are you using any navigation apps? Please write some apps names.</text:p>
      <text:p text:style-name="Normal">15a. If yes, do you think these navigation apps will give you accurate guidance? 1</text:p>
      <text:p text:style-name="Normal">5b. If not, how could you drive and find those place that you are not familiar with?</text:p>
      <text:p text:style-name="Normal">15. When you are traveling, do you usually use tour apps before you travel or during the travel?</text:p>
      <text:p text:style-name="Normal">What is the difference between these two approaches?</text:p>
      <text:p text:style-name="Normal">16. How could you find out the opening &amp; closing times of tourist attractions?</text:p>
      <text:p text:style-name="Normal">17. How can you buy tickets for tourist attractions? Did you have any experience buying</text:p>
      <text:p text:style-name="Normal">tickets online? Are there many tourist attractions that sell online tickets?</text:p>
      <text:p text:style-name="Normal">18. Do you prefer buying paper tickets on location or booking tickets online?</text:p>
      <text:p text:style-name="Normal">19. Do you prefer making a tour plan by yourself or using mobile apps?</text:p>
      <text:p text:style-name="Normal">20. Please name some apps you use for planning tours.</text:p>
      <text:p text:style-name="Normal">21. When you use mobile apps to make a plan, will you follow the e-plan to travel and visit?</text:p>
      <text:p text:style-name="Normal">22a. If yes, will the app help you consider some basic factors (like price, quality of</text:p>
      <text:p text:style-name="Normal">service, language difference etc.?)</text:p>
      <text:p text:style-name="Normal">22b. If no/not really, please write the reason.</text:p>
      <text:p text:style-name="Normal">22. If there would be an ideal app, that would help you to make an ideal plan and at the same</text:p>
      <text:p text:style-name="Normal">time consider those factors, would you use it?</text:p>
      <text:p text:style-name="Normal">23. As we all know, Google Maps are popular right now, but are you, by any chance, a person</text:p>
      <text:p text:style-name="Normal">who always get lost and cannot find correct direction from Google Maps?</text:p>
      <text:p text:style-name="Normal">24. If there is would be an ideal travel app, what kind of functionalities would you want the</text:p>
      <text:p text:style-name="Normal">app to have? (eg: online booking tickets, real-time transportation checking etc.)</text:p>
      <text:p text:style-name="Normal">25. Write 2 differences (pick 2 from those 5 aspects below) between China &amp; Ireland?</text:p>
      <text:p text:style-name="Normal">• Transportation,</text:p>
      <text:p text:style-name="Normal">• Navigation,</text:p>
      <text:p text:style-name="Normal">• Tourist Attractions Tour,</text:p>
      <text:p text:style-name="Normal">• Finding accommodation &amp; food places,</text:p>
      <text:p text:style-name="Normal">• The frequency of using mobile apps (like navigation apps or tour planning apps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 Lavendon</meta:initial-creator>
    <dc:creator>Z Lavendon</dc:creator>
    <meta:creation-date>2018-06-09T13:10:00Z</meta:creation-date>
    <dc:date>2018-06-09T16:12:00Z</dc:date>
    <meta:template xlink:href="Normal" xlink:type="simple"/>
    <meta:editing-cycles>2</meta:editing-cycles>
    <meta:editing-duration>PT180S</meta:editing-duration>
    <meta:document-statistic meta:page-count="1" meta:paragraph-count="7" meta:word-count="561" meta:character-count="3757" meta:row-count="26" meta:non-whitespace-character-count="3203"/>
  </office:meta>
</office:document-meta>
</file>